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PS" svg:font-family="'Standard Symbols PS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5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29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 style:data-style-name="N107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4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49" style:family="table-cell" style:parent-style-name="Default">
      <style:text-properties fo:font-size="11pt" style:text-underline-style="none" style:font-size-asian="11pt" style:font-size-complex="11pt"/>
    </style:style>
    <style:style style:name="ce5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fo:font-size="11pt" style:font-size-asian="11pt" style:font-size-complex="11pt"/>
    </style:style>
    <style:style style:name="T1" style:family="text">
      <style:text-properties style:font-name="Standard Symbols PS"/>
    </style:style>
  </office:automatic-styles>
  <office:body>
    <office:spreadsheet>
      <table:calculation-settings table:automatic-find-labels="false" table:use-regular-expressions="false" table:use-wildcards="true"/>
      <table:table table:name="Ejercicio2_YZ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Perfil ángulo</text:p>
          </table:table-cell>
          <table:table-cell table:style-name="ce23" office:value-type="string" calcext:value-type="string">
            <text:p>3 1/2”x1/2”</text:p>
          </table:table-cell>
          <table:table-cell table:style-name="ce18" office:value-type="string" calcext:value-type="string">
            <text:p>Dimensiones de la Columna</text:p>
          </table:table-cell>
          <table:table-cell table:style-name="ce34"/>
          <table:table-cell table:style-name="ce23"/>
          <table:table-cell table:number-columns-repeated="1019"/>
        </table:table-row>
        <table:table-row table:style-name="ro1">
          <table:table-cell table:style-name="ce19"/>
          <table:table-cell table:style-name="ce24"/>
          <table:table-cell table:style-name="ce19"/>
          <table:table-cell/>
          <table:table-cell table:style-name="ce24"/>
          <table:table-cell table:number-columns-repeated="1019"/>
        </table:table-row>
        <table:table-row table:style-name="ro1">
          <table:table-cell table:style-name="ce19" office:value-type="string" calcext:value-type="string">
            <text:p>Ag =</text:p>
          </table:table-cell>
          <table:table-cell table:style-name="ce25" office:value-type="float" office:value="21.12" calcext:value-type="float">
            <text:p>21,12</text:p>
          </table:table-cell>
          <table:table-cell table:style-name="ce19" office:value-type="string" calcext:value-type="string">
            <text:p>lado_x</text:p>
          </table:table-cell>
          <table:table-cell table:style-name="ce27" office:value-type="float" office:value="60" calcext:value-type="float">
            <text:p>6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 office:value-type="string" calcext:value-type="string">
            <text:p>ex = ey =</text:p>
          </table:table-cell>
          <table:table-cell table:style-name="ce25" office:value-type="float" office:value="2.66" calcext:value-type="float">
            <text:p>2,66</text:p>
          </table:table-cell>
          <table:table-cell table:style-name="ce19" office:value-type="string" calcext:value-type="string">
            <text:p>lado_y</text:p>
          </table:table-cell>
          <table:table-cell table:style-name="ce35" office:value-type="float" office:value="30" calcext:value-type="float">
            <text:p>3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 office:value-type="string" calcext:value-type="string">
            <text:p>Ix = Iy =</text:p>
          </table:table-cell>
          <table:table-cell table:style-name="ce25" office:value-type="float" office:value="149.65" calcext:value-type="float">
            <text:p>149,65</text:p>
          </table:table-cell>
          <table:table-cell table:style-name="ce20" office:value-type="string" calcext:value-type="string">
            <text:p>Altura</text:p>
          </table:table-cell>
          <table:table-cell table:style-name="ce36" office:value-type="float" office:value="600" calcext:value-type="float">
            <text:p>60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19" office:value-type="string" calcext:value-type="string">
            <text:p>rx = ry =</text:p>
          </table:table-cell>
          <table:table-cell table:style-name="ce25" office:value-type="float" office:value="2.66" calcext:value-type="float">
            <text:p>2,66</text:p>
          </table:table-cell>
          <table:table-cell table:style-name="ce18" office:value-type="string" calcext:value-type="string">
            <text:p>Fy =</text:p>
          </table:table-cell>
          <table:table-cell table:style-name="ce37" office:value-type="float" office:value="235" calcext:value-type="float">
            <text:p>235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r1=</text:p>
          </table:table-cell>
          <table:table-cell table:style-name="ce26" office:value-type="float" office:value="1.7" calcext:value-type="float">
            <text:p>1,7</text:p>
          </table:table-cell>
          <table:table-cell table:style-name="ce20" office:value-type="string" calcext:value-type="string">
            <text:p>E =</text:p>
          </table:table-cell>
          <table:table-cell table:style-name="ce36" office:value-type="float" office:value="200000" calcext:value-type="float">
            <text:p>200000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Eje Libre x-x Plano YZ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Condicion de sustentación Empotrado-Articulado Kyz =</text:p>
          </table:table-cell>
          <table:table-cell table:style-name="ce27"/>
          <table:table-cell table:number-columns-repeated="2"/>
          <table:table-cell table:style-name="ce27" office:value-type="float" office:value="0.7" calcext:value-type="float">
            <text:p>0,7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21" office:value-type="string" calcext:value-type="string">
            <text:p>Momentos de iner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xx de la columna</text:p>
          </table:table-cell>
          <table:table-cell table:style-name="ce28" table:formula="of:=4*([.B6]+[.B4]*([.D5]/2-[.B5])^2)" office:value-type="float" office:value="13462.842688" calcext:value-type="float">
            <text:p>13462,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x de la columna</text:p>
          </table:table-cell>
          <table:table-cell table:style-name="ce28" table:formula="of:=SQRT([.B14]/(4*[.B4]))" office:value-type="float" office:value="12.6238385904437" calcext:value-type="float">
            <text:p>12,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sbeltez modifica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a</text:span>=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 =</text:p>
          </table:table-cell>
          <table:table-cell table:style-name="ce27" table:formula="of:=[.D5]-2*[.B5]" office:value-type="float" office:value="24.68" calcext:value-type="float">
            <text:p>24,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=</text:p>
          </table:table-cell>
          <table:table-cell table:style-name="ce28" table:formula="of:=2*[.B19]/TAN([.B18]*PI()/180)" office:value-type="float" office:value="49.36" calcext:value-type="float">
            <text:p>49,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 =</text:p>
          </table:table-cell>
          <table:table-cell table:style-name="ce28" table:formula="of:=[.B19]/SIN([.B18]*PI()/180)" office:value-type="float" office:value="34.902790719368" calcext:value-type="float">
            <text:p>34,9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</text:span>0</text:p>
          </table:table-cell>
          <table:table-cell table:style-name="ce28" table:formula="of:=[.E11]*[.D6]/[.B15]" office:value-type="float" office:value="33.270387369967" calcext:value-type="float">
            <text:p>33,27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200" calcext:value-type="float">
            <text:p>200</text:p>
          </table:table-cell>
          <table:table-cell table:style-name="ce38" table:formula="of:=IF([.B23]&lt;=[.D23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opto perfil de la diagonal L 2”x2”x1/4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=</text:p>
          </table:table-cell>
          <table:table-cell table:style-name="ce27" office:value-type="float" office:value="6.17" calcext:value-type="float">
            <text:p>6,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=</text:p>
          </table:table-cell>
          <table:table-cell table:style-name="ce27" office:value-type="float" office:value="0.97" calcext:value-type="float">
            <text:p>0,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1</text:p>
          </table:table-cell>
          <table:table-cell table:style-name="ce29" table:formula="of:=+PI()*SQRT((2*4*[.B4]*[.B21]^3)/(2*[.B26]*[.B20]*[.B19]^2))" office:value-type="float" office:value="13.8242551926768" calcext:value-type="float">
            <text:p>13,82</text:p>
          </table:table-cell>
          <table:table-cell office:value-type="string" calcext:value-type="string">
            <text:p>usar formula para diagona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l</text:span>m</text:p>
          </table:table-cell>
          <table:table-cell table:style-name="ce28" table:formula="of:=+SQRT([.B23]^2+[.B28]^2)" office:value-type="float" office:value="36.0281654734169" calcext:value-type="float">
            <text:p>36,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esistencia de diseño lo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m=</text:p>
          </table:table-cell>
          <table:table-cell table:style-name="ce28" table:formula="of:=+PI()^2*200000*4*[.B4]*0.1/[.B29]^2" office:value-type="float" office:value="12846.929733735" calcext:value-type="float">
            <text:p>12846,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₀=</text:p>
          </table:table-cell>
          <table:table-cell table:style-name="ce27" table:formula="of:=+([.E11]*[.D6])/500" office:value-type="float" office:value="0.84" calcext:value-type="float">
            <text:p>0,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c1</text:p>
          </table:table-cell>
          <table:table-cell table:style-name="ce28" table:formula="of:=+(1/PI())*([.B20]/[.B8])*(SQRT([.D7]/[.D8]))" office:value-type="float" office:value="0.31680738026967" calcext:value-type="float">
            <text:p>0,32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35]&lt;=[.D35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35]^2))*[.D7]" office:value-type="float" office:value="225.33245883965" calcext:value-type="float">
            <text:p>225,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1=</text:p>
          </table:table-cell>
          <table:table-cell table:style-name="ce28" table:formula="of:=+0.85*[.B37]*[.B4]*0.1" office:value-type="float" office:value="404.51683010894" calcext:value-type="float">
            <text:p>404,5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u =</text:p>
          </table:table-cell>
          <table:table-cell table:style-name="ce28" office:value-type="float" office:value="1500.36335929353" calcext:value-type="float">
            <text:p>1500,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 =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1 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1=</text:p>
          </table:table-cell>
          <table:table-cell table:style-name="ce30" table:formula="of:=([.B41]/[.B42])+([.B41]*[.B34])/((1-[.B41]/[.B33])*[.B43]*[.B19])" office:value-type="float" office:value="403.999999999991" calcext:value-type="float">
            <text:p>404,00</text:p>
          </table:table-cell>
          <table:table-cell table:style-name="ce32" office:value-type="string" calcext:value-type="string">
            <text:p>&lt;</text:p>
          </table:table-cell>
          <table:table-cell table:style-name="ce33" table:formula="of:=+[.B38]" office:value-type="float" office:value="404.51683010894" calcext:value-type="float">
            <text:p>404,52</text:p>
          </table:table-cell>
          <table:table-cell table:style-name="ce38" table:formula="of:=IF([.B44]&lt;=[.D44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Verificación de las diagon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b</text:span>1=</text:p>
          </table:table-cell>
          <table:table-cell table:style-name="ce31" table:formula="of:=+(PI()/500)*(1/(1-[.B41]/[.B33]))" office:value-type="float" office:value="0.00711401471437174" calcext:value-type="float">
            <text:p>0,0071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Veu=</text:p>
          </table:table-cell>
          <table:table-cell table:style-name="ce40" table:formula="of:=+[.B50]*[.B41]" office:value-type="float" office:value="10.6736070149184" calcext:value-type="float">
            <text:p>10,674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El esfuerzo que solocita a la diagonal es Du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=</text:p>
          </table:table-cell>
          <table:table-cell table:style-name="ce40" table:formula="of:=+[.B51]/(2*COS([.B18]*PI()/180))" office:value-type="float" office:value="7.54737989996908" calcext:value-type="float">
            <text:p>7,5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 determina el factor de esbeltez adimensional <text:span text:style-name="T1">l</text:span>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</text:span>c=</text:p>
          </table:table-cell>
          <table:table-cell table:style-name="ce28" table:formula="of:=+1/PI()*([.E11]*[.B21]/[.B27])*SQRT([.D7]/[.D8])" office:value-type="float" office:value="0.274824546219761" calcext:value-type="float">
            <text:p>0,27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59]&lt;=[.D59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mo <text:span text:style-name="T1">l</text:span>c &lt; 1,5 entonces la tensión crítica se determina po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59]^2))*[.D7]" office:value-type="float" office:value="227.687260104377" calcext:value-type="float">
            <text:p>227,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a carga Pn se obtiene mediant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n=</text:p>
          </table:table-cell>
          <table:table-cell table:style-name="ce28" table:formula="of:=[.B63]*[.B26]*0.1" office:value-type="float" office:value="140.483039484401" calcext:value-type="float">
            <text:p>140,4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 resistencia de diseño es R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=</text:p>
          </table:table-cell>
          <table:table-cell table:style-name="ce28" table:formula="of:=+0.85*[.B67]" office:value-type="float" office:value="119.410583561741" calcext:value-type="float">
            <text:p>119,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 debe verificar que Rd &gt; D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[.B71]" office:value-type="float" office:value="119.410583561741" calcext:value-type="float">
            <text:p>119,41</text:p>
          </table:table-cell>
          <table:table-cell table:style-name="ce32" office:value-type="string" calcext:value-type="string">
            <text:p>&gt;</text:p>
          </table:table-cell>
          <table:table-cell table:style-name="ce33" table:formula="of:=+[.B55]" office:value-type="float" office:value="7.54737989996908" calcext:value-type="float">
            <text:p>7,55</text:p>
          </table:table-cell>
          <table:table-cell table:style-name="ce38" table:formula="of:=IF([.A75]&gt;[.C75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rcicio2_XZ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Perfil ángulo</text:p>
          </table:table-cell>
          <table:table-cell table:style-name="ce23" office:value-type="string" calcext:value-type="string">
            <text:p>3 1/2”x1/2”</text:p>
          </table:table-cell>
          <table:table-cell table:style-name="ce18" office:value-type="string" calcext:value-type="string">
            <text:p>Dimensiones de la Columna</text:p>
          </table:table-cell>
          <table:table-cell table:style-name="ce34"/>
          <table:table-cell table:style-name="ce23"/>
          <table:table-cell table:number-columns-repeated="1019"/>
        </table:table-row>
        <table:table-row table:style-name="ro1">
          <table:table-cell table:style-name="ce19"/>
          <table:table-cell table:style-name="ce24"/>
          <table:table-cell table:style-name="ce19"/>
          <table:table-cell/>
          <table:table-cell table:style-name="ce24"/>
          <table:table-cell table:number-columns-repeated="1019"/>
        </table:table-row>
        <table:table-row table:style-name="ro1">
          <table:table-cell table:style-name="ce19" office:value-type="string" calcext:value-type="string">
            <text:p>Ag =</text:p>
          </table:table-cell>
          <table:table-cell table:style-name="ce25" office:value-type="float" office:value="21.12" calcext:value-type="float">
            <text:p>21,12</text:p>
          </table:table-cell>
          <table:table-cell table:style-name="ce19" office:value-type="string" calcext:value-type="string">
            <text:p>lado_x</text:p>
          </table:table-cell>
          <table:table-cell table:style-name="ce27" office:value-type="float" office:value="60" calcext:value-type="float">
            <text:p>6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 office:value-type="string" calcext:value-type="string">
            <text:p>ex = ey =</text:p>
          </table:table-cell>
          <table:table-cell table:style-name="ce25" office:value-type="float" office:value="2.66" calcext:value-type="float">
            <text:p>2,66</text:p>
          </table:table-cell>
          <table:table-cell table:style-name="ce19" office:value-type="string" calcext:value-type="string">
            <text:p>lado_y</text:p>
          </table:table-cell>
          <table:table-cell table:style-name="ce35" office:value-type="float" office:value="30" calcext:value-type="float">
            <text:p>30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 office:value-type="string" calcext:value-type="string">
            <text:p>Ix = Iy =</text:p>
          </table:table-cell>
          <table:table-cell table:style-name="ce25" office:value-type="float" office:value="149.65" calcext:value-type="float">
            <text:p>149,65</text:p>
          </table:table-cell>
          <table:table-cell table:style-name="ce20" office:value-type="string" calcext:value-type="string">
            <text:p>Altura</text:p>
          </table:table-cell>
          <table:table-cell table:style-name="ce36" office:value-type="float" office:value="600" calcext:value-type="float">
            <text:p>600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19" office:value-type="string" calcext:value-type="string">
            <text:p>rx = ry =</text:p>
          </table:table-cell>
          <table:table-cell table:style-name="ce25" office:value-type="float" office:value="2.66" calcext:value-type="float">
            <text:p>2,66</text:p>
          </table:table-cell>
          <table:table-cell table:style-name="ce18" office:value-type="string" calcext:value-type="string">
            <text:p>Fy =</text:p>
          </table:table-cell>
          <table:table-cell table:style-name="ce37" office:value-type="float" office:value="235" calcext:value-type="float">
            <text:p>235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r1=</text:p>
          </table:table-cell>
          <table:table-cell table:style-name="ce26" office:value-type="float" office:value="1.7" calcext:value-type="float">
            <text:p>1,7</text:p>
          </table:table-cell>
          <table:table-cell table:style-name="ce20" office:value-type="string" calcext:value-type="string">
            <text:p>E =</text:p>
          </table:table-cell>
          <table:table-cell table:style-name="ce36" office:value-type="float" office:value="200000" calcext:value-type="float">
            <text:p>200000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Eje Libre y-y Plano XZ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Condicion de sustentación Empotrado-Libre Kxz =</text:p>
          </table:table-cell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21" office:value-type="string" calcext:value-type="string">
            <text:p>Momentos de iner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yy de la columna</text:p>
          </table:table-cell>
          <table:table-cell table:style-name="ce28" table:formula="of:=4*([.B6]+[.B4]*([.D4]/2-[.B5])^2)" office:value-type="float" office:value="63745.338688" calcext:value-type="float">
            <text:p>63745,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 de la columna</text:p>
          </table:table-cell>
          <table:table-cell table:style-name="ce28" table:formula="of:=SQRT([.B14]/(4*[.B4]))" office:value-type="float" office:value="27.4692792180205" calcext:value-type="float">
            <text:p>27,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sbeltez modifica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a</text:span>=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 =</text:p>
          </table:table-cell>
          <table:table-cell table:style-name="ce27" table:formula="of:=[.D4]-2*[.B5]" office:value-type="float" office:value="54.68" calcext:value-type="float">
            <text:p>54,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=</text:p>
          </table:table-cell>
          <table:table-cell table:style-name="ce28" table:formula="of:=[.B19]/TAN([.B18]*PI()/180)" office:value-type="float" office:value="31.5695127192887" calcext:value-type="float">
            <text:p>31,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 =</text:p>
          </table:table-cell>
          <table:table-cell table:style-name="ce28" table:formula="of:=[.B19]/SIN([.B18]*PI()/180)" office:value-type="float" office:value="63.1390254385775" calcext:value-type="float">
            <text:p>63,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l</text:span>0</text:p>
          </table:table-cell>
          <table:table-cell table:style-name="ce28" table:formula="of:=[.E11]*[.D6]/[.B15]" office:value-type="float" office:value="43.6851651794624" calcext:value-type="float">
            <text:p>43,69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200" calcext:value-type="float">
            <text:p>200</text:p>
          </table:table-cell>
          <table:table-cell table:style-name="ce38" table:formula="of:=IF([.B23]&lt;=[.D23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opto perfil de la diagonal L 2”x2”x1/4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=</text:p>
          </table:table-cell>
          <table:table-cell table:style-name="ce27" office:value-type="float" office:value="6.17" calcext:value-type="float">
            <text:p>6,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=</text:p>
          </table:table-cell>
          <table:table-cell table:style-name="ce27" office:value-type="float" office:value="0.97" calcext:value-type="float">
            <text:p>0,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1</text:p>
          </table:table-cell>
          <table:table-cell table:style-name="ce29" table:formula="of:=+PI()*SQRT((4*[.B4]*[.B21]^3)/(2*[.B26]*[.B20]*[.B19]^2))" office:value-type="float" office:value="13.4231242920536" calcext:value-type="float">
            <text:p>13,42</text:p>
          </table:table-cell>
          <table:table-cell office:value-type="string" calcext:value-type="string">
            <text:p>usar formula para diagonales y montan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l</text:span>m</text:p>
          </table:table-cell>
          <table:table-cell table:style-name="ce28" table:formula="of:=+SQRT([.B23]^2+[.B28]^2)" office:value-type="float" office:value="45.7009181802382" calcext:value-type="float">
            <text:p>45,7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esistencia de diseño lo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m=</text:p>
          </table:table-cell>
          <table:table-cell table:style-name="ce28" table:formula="of:=+PI()^2*200000*4*[.B4]*0.1/[.B29]^2" office:value-type="float" office:value="7984.24389785812" calcext:value-type="float">
            <text:p>7984,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₀=</text:p>
          </table:table-cell>
          <table:table-cell table:style-name="ce27" table:formula="of:=+([.E11]*[.D6])/500" office:value-type="float" office:value="2.4" calcext:value-type="float">
            <text:p>2,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1">l</text:span>c1</text:p>
          </table:table-cell>
          <table:table-cell table:style-name="ce28" table:formula="of:=+(1/PI())*([.B20]/[.B8])*(SQRT([.D7]/[.D8]))" office:value-type="float" office:value="0.202622662499754" calcext:value-type="float">
            <text:p>0,20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35]&lt;=[.D35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35]^2))*[.D7]" office:value-type="float" office:value="230.996263433424" calcext:value-type="float">
            <text:p>231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1=</text:p>
          </table:table-cell>
          <table:table-cell table:style-name="ce28" table:formula="of:=+0.85*[.B37]*[.B4]*0.1" office:value-type="float" office:value="414.684492115683" calcext:value-type="float">
            <text:p>414,6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u =</text:p>
          </table:table-cell>
          <table:table-cell table:style-name="ce28" office:value-type="float" office:value="1494.58454566392" calcext:value-type="float">
            <text:p>1494,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 =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1 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1=</text:p>
          </table:table-cell>
          <table:table-cell table:style-name="ce30" table:formula="of:=([.B41]/[.B42])+([.B41]*[.B34])/((1-[.B41]/[.B33])*[.B43]*[.B19])" office:value-type="float" office:value="414" calcext:value-type="float">
            <text:p>414,00</text:p>
          </table:table-cell>
          <table:table-cell table:style-name="ce32" office:value-type="string" calcext:value-type="string">
            <text:p>&lt;</text:p>
          </table:table-cell>
          <table:table-cell table:style-name="ce33" table:formula="of:=+[.B38]" office:value-type="float" office:value="414.684492115683" calcext:value-type="float">
            <text:p>414,68</text:p>
          </table:table-cell>
          <table:table-cell table:style-name="ce38" table:formula="of:=IF([.B44]&lt;=[.D44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Verificación de las diagon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b</text:span>1=</text:p>
          </table:table-cell>
          <table:table-cell table:style-name="ce31" table:formula="of:=+(PI()/500)*(1/(1-[.B41]/[.B33]))" office:value-type="float" office:value="0.00773021837132311" calcext:value-type="float">
            <text:p>0,00773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Veu=</text:p>
          </table:table-cell>
          <table:table-cell table:style-name="ce40" table:formula="of:=+[.B50]*[.B41]" office:value-type="float" office:value="11.5534649123869" calcext:value-type="float">
            <text:p>11,553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El esfuerzo que solocita a la diagonal es Du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=</text:p>
          </table:table-cell>
          <table:table-cell table:style-name="ce40" table:formula="of:=+[.B51]/(2*COS([.B18]*PI()/180))" office:value-type="float" office:value="11.5534649123869" calcext:value-type="float">
            <text:p>11,5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 determina el factor de esbeltez adimensional <text:span text:style-name="T1">l</text:span>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l</text:span>c=</text:p>
          </table:table-cell>
          <table:table-cell table:style-name="ce28" table:formula="of:=+1/PI()*([.E11]*[.B21]/[.B27])*SQRT([.D7]/[.D8])" office:value-type="float" office:value="1.42044753092611" calcext:value-type="float">
            <text:p>1,42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59]&lt;=[.D59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mo <text:span text:style-name="T1">l</text:span>c &lt; 1,5 entonces la tensión crítica se determina po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59]^2))*[.D7]" office:value-type="float" office:value="100.996770077767" calcext:value-type="float">
            <text:p>101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a carga Pn se obtiene mediant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n=</text:p>
          </table:table-cell>
          <table:table-cell table:style-name="ce28" table:formula="of:=[.B63]*[.B26]*0.1" office:value-type="float" office:value="62.3150071379822" calcext:value-type="float">
            <text:p>62,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 resistencia de diseño es R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=</text:p>
          </table:table-cell>
          <table:table-cell table:style-name="ce28" table:formula="of:=+0.85*[.B67]" office:value-type="float" office:value="52.9677560672849" calcext:value-type="float">
            <text:p>52,9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 debe verificar que Rd &gt; D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[.B71]" office:value-type="float" office:value="52.9677560672849" calcext:value-type="float">
            <text:p>52,97</text:p>
          </table:table-cell>
          <table:table-cell table:style-name="ce32" office:value-type="string" calcext:value-type="string">
            <text:p>&gt;</text:p>
          </table:table-cell>
          <table:table-cell table:style-name="ce33" table:formula="of:=+[.B55]" office:value-type="float" office:value="11.5534649123869" calcext:value-type="float">
            <text:p>11,55</text:p>
          </table:table-cell>
          <table:table-cell table:style-name="ce38" table:formula="of:=IF([.A75]&gt;[.C75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rcicio1_YZ" table:style-name="ta1">
        <table:table-column table:style-name="co4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Perfil UPN160</text:p>
          </table:table-cell>
          <table:table-cell table:style-name="ce23"/>
          <table:table-cell table:style-name="ce18" office:value-type="string" calcext:value-type="string">
            <text:p>Dimensiones de la Columna</text:p>
          </table:table-cell>
          <table:table-cell table:style-name="ce34"/>
          <table:table-cell table:style-name="ce23"/>
          <table:table-cell table:style-name="ce18" office:value-type="string" calcext:value-type="string">
            <text:p>Perfil UPN140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9" office:value-type="string" calcext:value-type="string">
            <text:p>Altura=</text:p>
          </table:table-cell>
          <table:table-cell table:style-name="ce25" office:value-type="float" office:value="16" calcext:value-type="float">
            <text:p>16</text:p>
          </table:table-cell>
          <table:table-cell table:style-name="ce19"/>
          <table:table-cell/>
          <table:table-cell table:style-name="ce24"/>
          <table:table-cell table:style-name="ce19" office:value-type="string" calcext:value-type="string">
            <text:p>Altura=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Ag=</text:p>
          </table:table-cell>
          <table:table-cell table:style-name="ce25" office:value-type="float" office:value="24" calcext:value-type="float">
            <text:p>24</text:p>
          </table:table-cell>
          <table:table-cell table:style-name="ce19" office:value-type="string" calcext:value-type="string">
            <text:p>lado_x</text:p>
          </table:table-cell>
          <table:table-cell table:style-name="ce27" office:value-type="float" office:value="60" calcext:value-type="float">
            <text:p>60</text:p>
          </table:table-cell>
          <table:table-cell table:style-name="ce24"/>
          <table:table-cell table:style-name="ce19" office:value-type="string" calcext:value-type="string">
            <text:p>Ag=</text:p>
          </table:table-cell>
          <table:table-cell table:style-name="ce25" office:value-type="float" office:value="20.4" calcext:value-type="float">
            <text:p>20,4</text:p>
          </table:table-cell>
          <table:table-cell table:formula="of:=+MIN([.B4];[.G4])" office:value-type="float" office:value="20.4" calcext:value-type="float">
            <text:p>20,4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ex=</text:p>
          </table:table-cell>
          <table:table-cell table:style-name="ce25" office:value-type="float" office:value="1.84" calcext:value-type="float">
            <text:p>1,84</text:p>
          </table:table-cell>
          <table:table-cell table:style-name="ce19" office:value-type="string" calcext:value-type="string">
            <text:p>lado_y</text:p>
          </table:table-cell>
          <table:table-cell table:style-name="ce35" office:value-type="float" office:value="35" calcext:value-type="float">
            <text:p>35</text:p>
          </table:table-cell>
          <table:table-cell table:style-name="ce24"/>
          <table:table-cell table:style-name="ce19" office:value-type="string" calcext:value-type="string">
            <text:p>ex=</text:p>
          </table:table-cell>
          <table:table-cell table:style-name="ce25" office:value-type="float" office:value="1.75" calcext:value-type="float">
            <text:p>1,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x=</text:p>
          </table:table-cell>
          <table:table-cell table:style-name="ce25" office:value-type="float" office:value="925" calcext:value-type="float">
            <text:p>925</text:p>
          </table:table-cell>
          <table:table-cell table:style-name="ce19" office:value-type="string" calcext:value-type="string">
            <text:p>Altura</text:p>
          </table:table-cell>
          <table:table-cell table:style-name="ce35" office:value-type="float" office:value="500" calcext:value-type="float">
            <text:p>500</text:p>
          </table:table-cell>
          <table:table-cell table:style-name="ce24"/>
          <table:table-cell table:style-name="ce19" office:value-type="string" calcext:value-type="string">
            <text:p>Ix=</text:p>
          </table:table-cell>
          <table:table-cell table:style-name="ce25" office:value-type="float" office:value="605" calcext:value-type="float">
            <text:p>60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y=</text:p>
          </table:table-cell>
          <table:table-cell table:style-name="ce25" office:value-type="float" office:value="85.3" calcext:value-type="float">
            <text:p>85,3</text:p>
          </table:table-cell>
          <table:table-cell table:style-name="ce19"/>
          <table:table-cell table:style-name="ce35"/>
          <table:table-cell table:style-name="ce24"/>
          <table:table-cell table:style-name="ce19" office:value-type="string" calcext:value-type="string">
            <text:p>Iy=</text:p>
          </table:table-cell>
          <table:table-cell table:style-name="ce25" office:value-type="float" office:value="62.7" calcext:value-type="float">
            <text:p>62,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rx=</text:p>
          </table:table-cell>
          <table:table-cell table:style-name="ce25" office:value-type="float" office:value="6.21" calcext:value-type="float">
            <text:p>6,21</text:p>
          </table:table-cell>
          <table:table-cell table:style-name="ce19" office:value-type="string" calcext:value-type="string">
            <text:p>Fy =</text:p>
          </table:table-cell>
          <table:table-cell table:style-name="ce35" office:value-type="float" office:value="235" calcext:value-type="float">
            <text:p>235</text:p>
          </table:table-cell>
          <table:table-cell table:style-name="ce24"/>
          <table:table-cell table:style-name="ce19" office:value-type="string" calcext:value-type="string">
            <text:p>rx=</text:p>
          </table:table-cell>
          <table:table-cell table:style-name="ce25" office:value-type="float" office:value="5.45" calcext:value-type="float">
            <text:p>5,45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ry=r1</text:p>
          </table:table-cell>
          <table:table-cell table:style-name="ce26" office:value-type="float" office:value="1.89" calcext:value-type="float">
            <text:p>1,89</text:p>
          </table:table-cell>
          <table:table-cell table:style-name="ce20" office:value-type="string" calcext:value-type="string">
            <text:p>E =</text:p>
          </table:table-cell>
          <table:table-cell table:style-name="ce36" office:value-type="float" office:value="200000" calcext:value-type="float">
            <text:p>200000</text:p>
          </table:table-cell>
          <table:table-cell table:style-name="ce39"/>
          <table:table-cell table:style-name="ce20" office:value-type="string" calcext:value-type="string">
            <text:p>ry=r1</text:p>
          </table:table-cell>
          <table:table-cell table:style-name="ce26" office:value-type="float" office:value="1.75" calcext:value-type="float">
            <text:p>1,75</text:p>
          </table:table-cell>
          <table:table-cell table:formula="of:=+MIN([.B9];[.G9])" office:value-type="float" office:value="1.75" calcext:value-type="float">
            <text:p>1,75</text:p>
          </table:table-cell>
          <table:table-cell table:number-columns-repeated="1016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Eje Libre x-x Plano YZ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Condicion de sustentación Empotrado-Articulado Kyz =</text:p>
          </table:table-cell>
          <table:table-cell table:style-name="ce27"/>
          <table:table-cell table:number-columns-repeated="2"/>
          <table:table-cell table:style-name="ce27" office:value-type="float" office:value="0.7" calcext:value-type="float">
            <text:p>0,7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21" office:value-type="string" calcext:value-type="string">
            <text:p>Momentos de inerci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1=</text:p>
          </table:table-cell>
          <table:table-cell table:style-name="ce27" table:formula="of:=+[.D5]/2-[.B3]/2" office:value-type="float" office:value="9.5" calcext:value-type="float">
            <text:p>9,5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d2=</text:p>
          </table:table-cell>
          <table:table-cell table:style-name="ce27" table:formula="of:=[.D5]/2-[.G3]/2" office:value-type="float" office:value="10.5" calcext:value-type="float">
            <text:p>10,5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d3=</text:p>
          </table:table-cell>
          <table:table-cell table:style-name="ce27" table:formula="of:=+[.D4]/2-[.B5]" office:value-type="float" office:value="28.16" calcext:value-type="float">
            <text:p>28,16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d4=</text:p>
          </table:table-cell>
          <table:table-cell table:style-name="ce27" table:formula="of:=+[.D4]/2-[.G5]" office:value-type="float" office:value="28.25" calcext:value-type="float">
            <text:p>28,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xx de la columna</text:p>
          </table:table-cell>
          <table:table-cell table:style-name="ce28" table:formula="of:=+(([.B6]+[.B4]*[.B15]^2)+([.G6]+[.G4]*[.B16]^2))*2" office:value-type="float" office:value="11890.2" calcext:value-type="float">
            <text:p>11890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x de la columna</text:p>
          </table:table-cell>
          <table:table-cell table:style-name="ce28" table:formula="of:=SQRT([.B19]/(2*([.B4]+[.G4])))" office:value-type="float" office:value="11.5714583630867" calcext:value-type="float">
            <text:p>11,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sbeltez modifica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a</text:span>=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 =</text:p>
          </table:table-cell>
          <table:table-cell table:style-name="ce27" table:formula="of:=+2*[.B16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=</text:p>
          </table:table-cell>
          <table:table-cell table:style-name="ce28" table:formula="of:=2*[.B24]/TAN([.B23]*PI()/180)" office:value-type="float" office:value="42" calcext:value-type="float">
            <text:p>42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 =</text:p>
          </table:table-cell>
          <table:table-cell table:style-name="ce28" table:formula="of:=[.B24]/SIN([.B23]*PI()/180)" office:value-type="float" office:value="29.698484809835" calcext:value-type="float">
            <text:p>29,7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</text:span>0</text:p>
          </table:table-cell>
          <table:table-cell table:style-name="ce28" table:formula="of:=[.E12]*[.D6]/[.B20]" office:value-type="float" office:value="30.2468357071146" calcext:value-type="float">
            <text:p>30,25</text:p>
          </table:table-cell>
          <table:table-cell office:value-type="string" calcext:value-type="string">
            <text:p>&lt;</text:p>
          </table:table-cell>
          <table:table-cell table:style-name="ce27" office:value-type="float" office:value="200" calcext:value-type="float">
            <text:p>200</text:p>
          </table:table-cell>
          <table:table-cell table:style-name="ce38" table:formula="of:=IF([.B28]&lt;=[.D28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opto perfil de la diagonal L 1 1/2”x 1 1/2”x 3/16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=</text:p>
          </table:table-cell>
          <table:table-cell table:style-name="ce27" office:value-type="float" office:value="3.46" calcext:value-type="float">
            <text:p>3,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=</text:p>
          </table:table-cell>
          <table:table-cell table:style-name="ce27" office:value-type="float" office:value="0.72" calcext:value-type="float">
            <text:p>0,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1</text:p>
          </table:table-cell>
          <table:table-cell table:style-name="ce50" table:formula="of:=+PI()*SQRT((2*2*([.B4]+[.G4])*[.B26]^3)/(2*[.B31]*[.B25]*[.B24]^2))" office:value-type="float" office:value="18.9267395170027" calcext:value-type="float">
            <text:p>18,93</text:p>
          </table:table-cell>
          <table:table-cell office:value-type="string" calcext:value-type="string">
            <text:p>usar formula para diagona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l</text:span>m</text:p>
          </table:table-cell>
          <table:table-cell table:style-name="ce28" table:formula="of:=+SQRT([.B28]^2+[.B33]^2)" office:value-type="float" office:value="35.6804223494853" calcext:value-type="float">
            <text:p>35,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esistencia de diseño lo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m=</text:p>
          </table:table-cell>
          <table:table-cell table:style-name="ce28" table:formula="of:=+PI()^2*200000*2*([.B4]+[.G4])*0.1/[.B34]^2" office:value-type="float" office:value="13768.3765153354" calcext:value-type="float">
            <text:p>13768,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₀=</text:p>
          </table:table-cell>
          <table:table-cell table:style-name="ce27" table:formula="of:=+([.E12]*[.D6])/500"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 =</text:p>
          </table:table-cell>
          <table:table-cell table:style-name="ce28" table:formula="of:=+(([.B47]*[.B39])/(1-[.B47]/[.B38]))*0.01" office:value-type="float" office:value="7.54822944730622" calcext:value-type="float">
            <text:p>7,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c1</text:p>
          </table:table-cell>
          <table:table-cell table:style-name="ce28" table:formula="of:=+(1/PI())*([.B25]/[.H9])*(SQRT([.D8]/[.D9]))" office:value-type="float" office:value="0.261866716268284" calcext:value-type="float">
            <text:p>0,26</text:p>
          </table:table-cell>
          <table:table-cell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41]&lt;=[.D41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41]^2))*[.D8]" office:value-type="float" office:value="228.350965660445" calcext:value-type="float">
            <text:p>228,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1=</text:p>
          </table:table-cell>
          <table:table-cell table:style-name="ce28" table:formula="of:=+0.85*[.B43]*[.H4]*0.1" office:value-type="float" office:value="395.960574455211" calcext:value-type="float">
            <text:p>395,9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u =</text:p>
          </table:table-cell>
          <table:table-cell table:style-name="ce28" office:value-type="float" office:value="1000" calcext:value-type="float">
            <text:p>10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 =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1 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1=</text:p>
          </table:table-cell>
          <table:table-cell table:style-name="ce30" table:formula="of:=([.B47]/[.B48])+([.B47]*[.B39])/((1-[.B47]/[.B38])*[.B49]*[.B24])" office:value-type="float" office:value="267.971974874539" calcext:value-type="float">
            <text:p>267,97</text:p>
          </table:table-cell>
          <table:table-cell table:style-name="ce32" office:value-type="string" calcext:value-type="string">
            <text:p>&lt;</text:p>
          </table:table-cell>
          <table:table-cell table:style-name="ce33" table:formula="of:=+[.B44]" office:value-type="float" office:value="395.960574455211" calcext:value-type="float">
            <text:p>395,96</text:p>
          </table:table-cell>
          <table:table-cell table:style-name="ce38" table:formula="of:=IF([.B50]&lt;=[.D50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Verificación de las diagon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b</text:span>1=</text:p>
          </table:table-cell>
          <table:table-cell table:style-name="ce31" table:formula="of:=+(PI()/500)*(1/(1-[.B47]/[.B38]))" office:value-type="float" office:value="0.0067752749083621" calcext:value-type="float">
            <text:p>0,00678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Veu=</text:p>
          </table:table-cell>
          <table:table-cell table:style-name="ce28" table:formula="of:=+[.B56]*[.B47]" office:value-type="float" office:value="6.7752749083621" calcext:value-type="float">
            <text:p>6,78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El esfuerzo que solocita a la diagonal es Du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=</text:p>
          </table:table-cell>
          <table:table-cell table:style-name="ce28" table:formula="of:=+[.B57]/(2*COS([.B23]*PI()/180))" office:value-type="float" office:value="4.79084283210591" calcext:value-type="float">
            <text:p>4,7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 determina el factor de esbeltez adimensional <text:span text:style-name="T1">l</text:span>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</text:span>c=</text:p>
          </table:table-cell>
          <table:table-cell table:style-name="ce28" table:formula="of:=+1/PI()*([.E12]*[.B26]/[.B32])*SQRT([.D8]/[.D9])" office:value-type="float" office:value="0.315042319832553" calcext:value-type="float">
            <text:p>0,32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65]&lt;=[.D65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mo <text:span text:style-name="T1">l</text:span>c &lt; 1,5 entonces la tensión crítica se determina po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65]^2))*[.D8]" office:value-type="float" office:value="225.437666216651" calcext:value-type="float">
            <text:p>225,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a carga Pn se obtiene mediant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n=</text:p>
          </table:table-cell>
          <table:table-cell table:style-name="ce28" table:formula="of:=[.B69]*[.B31]*0.1" office:value-type="float" office:value="78.0014325109613" calcext:value-type="float">
            <text:p>78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 resistencia de diseño es R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=</text:p>
          </table:table-cell>
          <table:table-cell table:style-name="ce28" table:formula="of:=+0.85*[.B73]" office:value-type="float" office:value="66.3012176343171" calcext:value-type="float">
            <text:p>66,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 debe verificar que Rd &gt; D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[.B77]" office:value-type="float" office:value="66.3012176343171" calcext:value-type="float">
            <text:p>66,30</text:p>
          </table:table-cell>
          <table:table-cell table:style-name="ce32" office:value-type="string" calcext:value-type="string">
            <text:p>&gt;</text:p>
          </table:table-cell>
          <table:table-cell table:style-name="ce33" table:formula="of:=+[.B61]" office:value-type="float" office:value="4.79084283210591" calcext:value-type="float">
            <text:p>4,79</text:p>
          </table:table-cell>
          <table:table-cell table:style-name="ce38" table:formula="of:=IF([.A81]&gt;[.C81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ercicio1_XZ" table:style-name="ta1">
        <table:table-column table:style-name="co4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Perfil UPN160</text:p>
          </table:table-cell>
          <table:table-cell table:style-name="ce23"/>
          <table:table-cell table:style-name="ce18" office:value-type="string" calcext:value-type="string">
            <text:p>Dimensiones de la Columna</text:p>
          </table:table-cell>
          <table:table-cell table:style-name="ce34"/>
          <table:table-cell table:style-name="ce23"/>
          <table:table-cell table:style-name="ce18" office:value-type="string" calcext:value-type="string">
            <text:p>Perfil UPN140</text:p>
          </table:table-cell>
          <table:table-cell table:style-name="ce23"/>
          <table:table-cell table:number-columns-repeated="1017"/>
        </table:table-row>
        <table:table-row table:style-name="ro1">
          <table:table-cell table:style-name="ce19" office:value-type="string" calcext:value-type="string">
            <text:p>Altura=</text:p>
          </table:table-cell>
          <table:table-cell table:style-name="ce25" office:value-type="float" office:value="16" calcext:value-type="float">
            <text:p>16</text:p>
          </table:table-cell>
          <table:table-cell table:style-name="ce19"/>
          <table:table-cell/>
          <table:table-cell table:style-name="ce24"/>
          <table:table-cell table:style-name="ce19" office:value-type="string" calcext:value-type="string">
            <text:p>Altura=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Ag=</text:p>
          </table:table-cell>
          <table:table-cell table:style-name="ce25" office:value-type="float" office:value="24" calcext:value-type="float">
            <text:p>24</text:p>
          </table:table-cell>
          <table:table-cell table:style-name="ce19" office:value-type="string" calcext:value-type="string">
            <text:p>lado_x</text:p>
          </table:table-cell>
          <table:table-cell table:style-name="ce27" office:value-type="float" office:value="60" calcext:value-type="float">
            <text:p>60</text:p>
          </table:table-cell>
          <table:table-cell table:style-name="ce24"/>
          <table:table-cell table:style-name="ce19" office:value-type="string" calcext:value-type="string">
            <text:p>Ag=</text:p>
          </table:table-cell>
          <table:table-cell table:style-name="ce25" office:value-type="float" office:value="20.4" calcext:value-type="float">
            <text:p>20,4</text:p>
          </table:table-cell>
          <table:table-cell table:formula="of:=+MIN([.B4];[.G4])" office:value-type="float" office:value="20.4" calcext:value-type="float">
            <text:p>20,4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ex=</text:p>
          </table:table-cell>
          <table:table-cell table:style-name="ce25" office:value-type="float" office:value="1.84" calcext:value-type="float">
            <text:p>1,84</text:p>
          </table:table-cell>
          <table:table-cell table:style-name="ce19" office:value-type="string" calcext:value-type="string">
            <text:p>lado_y</text:p>
          </table:table-cell>
          <table:table-cell table:style-name="ce35" office:value-type="float" office:value="35" calcext:value-type="float">
            <text:p>35</text:p>
          </table:table-cell>
          <table:table-cell table:style-name="ce24"/>
          <table:table-cell table:style-name="ce19" office:value-type="string" calcext:value-type="string">
            <text:p>ex=</text:p>
          </table:table-cell>
          <table:table-cell table:style-name="ce25" office:value-type="float" office:value="1.75" calcext:value-type="float">
            <text:p>1,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x=</text:p>
          </table:table-cell>
          <table:table-cell table:style-name="ce25" office:value-type="float" office:value="925" calcext:value-type="float">
            <text:p>925</text:p>
          </table:table-cell>
          <table:table-cell table:style-name="ce19" office:value-type="string" calcext:value-type="string">
            <text:p>Altura</text:p>
          </table:table-cell>
          <table:table-cell table:style-name="ce35" office:value-type="float" office:value="500" calcext:value-type="float">
            <text:p>500</text:p>
          </table:table-cell>
          <table:table-cell table:style-name="ce24"/>
          <table:table-cell table:style-name="ce19" office:value-type="string" calcext:value-type="string">
            <text:p>Ix=</text:p>
          </table:table-cell>
          <table:table-cell table:style-name="ce25" office:value-type="float" office:value="605" calcext:value-type="float">
            <text:p>60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Iy=</text:p>
          </table:table-cell>
          <table:table-cell table:style-name="ce25" office:value-type="float" office:value="85.3" calcext:value-type="float">
            <text:p>85,3</text:p>
          </table:table-cell>
          <table:table-cell table:style-name="ce19"/>
          <table:table-cell table:style-name="ce35"/>
          <table:table-cell table:style-name="ce24"/>
          <table:table-cell table:style-name="ce19" office:value-type="string" calcext:value-type="string">
            <text:p>Iy=</text:p>
          </table:table-cell>
          <table:table-cell table:style-name="ce25" office:value-type="float" office:value="62.7" calcext:value-type="float">
            <text:p>62,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rx=</text:p>
          </table:table-cell>
          <table:table-cell table:style-name="ce25" office:value-type="float" office:value="6.21" calcext:value-type="float">
            <text:p>6,21</text:p>
          </table:table-cell>
          <table:table-cell table:style-name="ce19" office:value-type="string" calcext:value-type="string">
            <text:p>Fy =</text:p>
          </table:table-cell>
          <table:table-cell table:style-name="ce35" office:value-type="float" office:value="235" calcext:value-type="float">
            <text:p>235</text:p>
          </table:table-cell>
          <table:table-cell table:style-name="ce24"/>
          <table:table-cell table:style-name="ce19" office:value-type="string" calcext:value-type="string">
            <text:p>rx=</text:p>
          </table:table-cell>
          <table:table-cell table:style-name="ce25" office:value-type="float" office:value="5.45" calcext:value-type="float">
            <text:p>5,45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ry=r1</text:p>
          </table:table-cell>
          <table:table-cell table:style-name="ce26" office:value-type="float" office:value="1.89" calcext:value-type="float">
            <text:p>1,89</text:p>
          </table:table-cell>
          <table:table-cell table:style-name="ce20" office:value-type="string" calcext:value-type="string">
            <text:p>E =</text:p>
          </table:table-cell>
          <table:table-cell table:style-name="ce36" office:value-type="float" office:value="200000" calcext:value-type="float">
            <text:p>200000</text:p>
          </table:table-cell>
          <table:table-cell table:style-name="ce39"/>
          <table:table-cell table:style-name="ce20" office:value-type="string" calcext:value-type="string">
            <text:p>ry=r1</text:p>
          </table:table-cell>
          <table:table-cell table:style-name="ce26" office:value-type="float" office:value="1.75" calcext:value-type="float">
            <text:p>1,75</text:p>
          </table:table-cell>
          <table:table-cell table:formula="of:=+MIN([.B9];[.G9])" office:value-type="float" office:value="1.75" calcext:value-type="float">
            <text:p>1,75</text:p>
          </table:table-cell>
          <table:table-cell table:number-columns-repeated="1016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Eje Libre y-y Plano XZ</text:p>
          </table:table-cell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Condicion de sustentación Empotrado-Libre Kxz =</text:p>
          </table:table-cell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21" office:value-type="string" calcext:value-type="string">
            <text:p>Momentos de inercia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d1=</text:p>
          </table:table-cell>
          <table:table-cell table:style-name="ce27" table:formula="of:=+[.D5]/2-[.B3]/2" office:value-type="float" office:value="9.5" calcext:value-type="float">
            <text:p>9,5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d2=</text:p>
          </table:table-cell>
          <table:table-cell table:style-name="ce27" table:formula="of:=[.D5]/2-[.G3]/2" office:value-type="float" office:value="10.5" calcext:value-type="float">
            <text:p>10,5</text:p>
          </table:table-cell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d3=</text:p>
          </table:table-cell>
          <table:table-cell table:style-name="ce27" table:formula="of:=+[.D4]/2-[.B5]" office:value-type="float" office:value="28.16" calcext:value-type="float">
            <text:p>28,16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d4=</text:p>
          </table:table-cell>
          <table:table-cell table:style-name="ce27" table:formula="of:=+[.D4]/2-[.G5]" office:value-type="float" office:value="28.25" calcext:value-type="float">
            <text:p>28,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yy de la columna</text:p>
          </table:table-cell>
          <table:table-cell table:style-name="ce28" table:formula="of:=+(([.B7]+[.B4]*[.B17]^2)+([.G7]+[.G4]*[.B18]^2))*2" office:value-type="float" office:value="70920.2588" calcext:value-type="float">
            <text:p>70920,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 de la columna</text:p>
          </table:table-cell>
          <table:table-cell table:style-name="ce28" table:formula="of:=SQRT([.B19]/(2*([.B4]+[.G4])))" office:value-type="float" office:value="28.26042397175" calcext:value-type="float">
            <text:p>28,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sbeltez modifica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1">a</text:span>=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 =</text:p>
          </table:table-cell>
          <table:table-cell table:style-name="ce27" table:formula="of:=+[.B17]+[.B18]" office:value-type="float" office:value="56.41" calcext:value-type="float">
            <text:p>56,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 =</text:p>
          </table:table-cell>
          <table:table-cell table:style-name="ce28" table:formula="of:=[.B24]/TAN([.B23]*PI()/180)" office:value-type="float" office:value="32.5683286849868" calcext:value-type="float">
            <text:p>32,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 =</text:p>
          </table:table-cell>
          <table:table-cell table:style-name="ce28" table:formula="of:=[.B24]/SIN([.B23]*PI()/180)" office:value-type="float" office:value="65.1366573699736" calcext:value-type="float">
            <text:p>65,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</text:span>0</text:p>
          </table:table-cell>
          <table:table-cell table:style-name="ce28" table:formula="of:=[.E12]*[.D6]/[.B20]" office:value-type="float" office:value="35.3851733080732" calcext:value-type="float">
            <text:p>35,39</text:p>
          </table:table-cell>
          <table:table-cell office:value-type="string" calcext:value-type="string">
            <text:p>&lt;</text:p>
          </table:table-cell>
          <table:table-cell table:style-name="ce27" office:value-type="float" office:value="200" calcext:value-type="float">
            <text:p>200</text:p>
          </table:table-cell>
          <table:table-cell table:style-name="ce38" table:formula="of:=IF([.B28]&lt;=[.D28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opto perfil de la diagonal L 2”x 2”x 3/16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=</text:p>
          </table:table-cell>
          <table:table-cell table:style-name="ce27" office:value-type="float" office:value="4.72" calcext:value-type="float">
            <text:p>4,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1=</text:p>
          </table:table-cell>
          <table:table-cell table:style-name="ce27" office:value-type="float" office:value="0.97" calcext:value-type="float">
            <text:p>0,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1</text:p>
          </table:table-cell>
          <table:table-cell table:style-name="ce50" table:formula="of:=+PI()*SQRT((2*([.B4]+[.G4])*[.B26]^3)/(2*[.B31]*[.B25]*[.B24]^2))" office:value-type="float" office:value="15.7345644102361" calcext:value-type="float">
            <text:p>15,73</text:p>
          </table:table-cell>
          <table:table-cell office:value-type="string" calcext:value-type="string">
            <text:p>usar formula para diagonales y montan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l</text:span>m</text:p>
          </table:table-cell>
          <table:table-cell table:style-name="ce28" table:formula="of:=+SQRT([.B28]^2+[.B33]^2)" office:value-type="float" office:value="38.7257925318804" calcext:value-type="float">
            <text:p>38,7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Resistencia de diseño loc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m=</text:p>
          </table:table-cell>
          <table:table-cell table:style-name="ce28" table:formula="of:=+PI()^2*200000*2*([.B4]+[.G4])*0.1/[.B34]^2" office:value-type="float" office:value="11688.0504611434" calcext:value-type="float">
            <text:p>11688,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₀=</text:p>
          </table:table-cell>
          <table:table-cell table:style-name="ce27" table:formula="of:=+([.E12]*[.D6])/50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 =</text:p>
          </table:table-cell>
          <table:table-cell table:style-name="ce28" table:formula="of:=+(([.B47]*[.B39])/(1-[.B47]/[.B38]))*0.01" office:value-type="float" office:value="21.8712486503231" calcext:value-type="float">
            <text:p>21,8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l</text:span>c1</text:p>
          </table:table-cell>
          <table:table-cell table:style-name="ce28" table:formula="of:=+(1/PI())*([.B25]/[.H9])*(SQRT([.D8]/[.D9]))" office:value-type="float" office:value="0.203060983025802" calcext:value-type="float">
            <text:p>0,20</text:p>
          </table:table-cell>
          <table:table-cell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41]&lt;=[.D41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41]^2))*[.D8]" office:value-type="float" office:value="230.979071852762" calcext:value-type="float">
            <text:p>230,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1=</text:p>
          </table:table-cell>
          <table:table-cell table:style-name="ce28" table:formula="of:=+0.85*[.B43]*[.H4]*0.1" office:value-type="float" office:value="400.517710592689" calcext:value-type="float">
            <text:p>400,5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u =</text:p>
          </table:table-cell>
          <table:table-cell table:style-name="ce28" office:value-type="float" office:value="1000" calcext:value-type="float">
            <text:p>10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 =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1 =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1=</text:p>
          </table:table-cell>
          <table:table-cell table:style-name="ce30" table:formula="of:=([.B47]/[.B48])+([.B47]*[.B39])/((1-[.B47]/[.B38])*[.B49]*[.B24])" office:value-type="float" office:value="269.385967603548" calcext:value-type="float">
            <text:p>269,39</text:p>
          </table:table-cell>
          <table:table-cell table:style-name="ce32" office:value-type="string" calcext:value-type="string">
            <text:p>&lt;</text:p>
          </table:table-cell>
          <table:table-cell table:style-name="ce33" table:formula="of:=+[.B44]" office:value-type="float" office:value="400.517710592689" calcext:value-type="float">
            <text:p>400,52</text:p>
          </table:table-cell>
          <table:table-cell table:style-name="ce38" table:formula="of:=IF([.B50]&lt;=[.D50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Verificación de las diagona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b</text:span>1=</text:p>
          </table:table-cell>
          <table:table-cell table:style-name="ce31" table:formula="of:=+(PI()/500)*(1/(1-[.B47]/[.B38]))" office:value-type="float" office:value="0.00687105540846908" calcext:value-type="float">
            <text:p>0,00687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Veu=</text:p>
          </table:table-cell>
          <table:table-cell table:style-name="ce28" table:formula="of:=+[.B56]*[.B47]" office:value-type="float" office:value="6.87105540846908" calcext:value-type="float">
            <text:p>6,87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El esfuerzo que solocita a la diagonal es Du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u=</text:p>
          </table:table-cell>
          <table:table-cell table:style-name="ce28" table:formula="of:=+[.B57]/(2*COS([.B23]*PI()/180))" office:value-type="float" office:value="6.87105540846908" calcext:value-type="float">
            <text:p>6,8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e determina el factor de esbeltez adimensional <text:span text:style-name="T1">l</text:span>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l</text:span>c=</text:p>
          </table:table-cell>
          <table:table-cell table:style-name="ce28" table:formula="of:=+1/PI()*([.E12]*[.B26]/[.B32])*SQRT([.D8]/[.D9])" office:value-type="float" office:value="1.4653885372996" calcext:value-type="float">
            <text:p>1,47</text:p>
          </table:table-cell>
          <table:table-cell table:style-name="ce27" office:value-type="string" calcext:value-type="string">
            <text:p>&lt;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IF([.B65]&lt;=[.D65];&quot;Verifica&quot;;&quot;No Verifica&quot;)" office:value-type="string" office:string-value="Verifica" calcext:value-type="string">
            <text:p>Verific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mo <text:span text:style-name="T1">l</text:span>c &lt; 1,5 entonces la tensión crítica se determina por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r=</text:p>
          </table:table-cell>
          <table:table-cell table:style-name="ce28" table:formula="of:=+(0.658^([.B65]^2))*[.D8]" office:value-type="float" office:value="95.6605270030508" calcext:value-type="float">
            <text:p>95,6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a carga Pn se obtiene mediant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n=</text:p>
          </table:table-cell>
          <table:table-cell table:style-name="ce28" table:formula="of:=[.B69]*[.B31]*0.1" office:value-type="float" office:value="45.15176874544" calcext:value-type="float">
            <text:p>45,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 resistencia de diseño es Rd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=</text:p>
          </table:table-cell>
          <table:table-cell table:style-name="ce28" table:formula="of:=+0.85*[.B73]" office:value-type="float" office:value="38.379003433624" calcext:value-type="float">
            <text:p>38,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 debe verificar que Rd &gt; D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[.B77]" office:value-type="float" office:value="38.379003433624" calcext:value-type="float">
            <text:p>38,38</text:p>
          </table:table-cell>
          <table:table-cell table:style-name="ce32" office:value-type="string" calcext:value-type="string">
            <text:p>&gt;</text:p>
          </table:table-cell>
          <table:table-cell table:style-name="ce33" table:formula="of:=+[.B61]" office:value-type="float" office:value="6.87105540846908" calcext:value-type="float">
            <text:p>6,87</text:p>
          </table:table-cell>
          <table:table-cell table:style-name="ce38" table:formula="of:=IF([.A81]&gt;[.C81];&quot;Verifica&quot;;&quot;No Verifica&quot;)" office:value-type="string" office:string-value="Verifica" calcext:value-type="string">
            <text:p>Verifica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PS" svg:font-family="'Standard Symbols PS'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4:22:02.771277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7:58:28.437093299</meta:creation-date>
    <dc:date>2018-09-11T17:38:40.308084595</dc:date>
    <meta:editing-duration>P1DT2H8M2S</meta:editing-duration>
    <meta:editing-cycles>50</meta:editing-cycles>
    <meta:generator>LibreOffice/5.3.2.2$Linux_X86_64 LibreOffice_project/30m0$Build-2</meta:generator>
    <meta:document-statistic meta:table-count="4" meta:cell-count="496" meta:object-count="0"/>
  </office:meta>
</office:document-meta>
</file>